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officeooo:paragraph-rsid="0000f60a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T1" style:family="text">
      <style:text-properties officeooo:rsid="0000f60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Summary of UOC AlumniConnect Use Cases </text:span><text:span text:style-name="Strong_20_Emphasis"><text:span text:style-name="T1">tabels</text:span></text:span></text:h>
      <text:p text:style-name="Text_20_body"><text:span text:style-name="Strong_20_Emphasis"/></text:p>
      <text:h text:style-name="Heading_20_4" text:outline-level="4"><text:span text:style-name="Strong_20_Emphasis">Category 1: Core User &amp; Profile Management (10 Use Cases)</text:span></text:h>
      <text:list text:style-name="L1">
        <text:list-item>
          <text:p text:style-name="P1"><text:span text:style-name="Strong_20_Emphasis">UC-CORE-01: Register for Account:</text:span> New students and alumni can create an account which awaits admin approval.</text:p>
        </text:list-item>
        <text:list-item>
          <text:p text:style-name="P1"><text:span text:style-name="Strong_20_Emphasis">UC-CORE-02: Login to System:</text:span> Approved users can securely access their accounts.</text:p>
        </text:list-item>
        <text:list-item>
          <text:p text:style-name="P1"><text:span text:style-name="Strong_20_Emphasis">UC-CORE-03: Logout:</text:span> Logged-in users can securely end their session.</text:p>
        </text:list-item>
        <text:list-item>
          <text:p text:style-name="P1"><text:span text:style-name="Strong_20_Emphasis">UC-CORE-04: Update Profile:</text:span> Users can edit their personal and professional information.</text:p>
        </text:list-item>
        <text:list-item>
          <text:p text:style-name="P1"><text:span text:style-name="Strong_20_Emphasis">UC-CORE-05: Change Password:</text:span> Logged-in users can change their account password.</text:p>
        </text:list-item>
        <text:list-item>
          <text:p text:style-name="P1"><text:span text:style-name="Strong_20_Emphasis">UC-CORE-06: Reset Password:</text:span> Users can reset a forgotten password via email.</text:p>
        </text:list-item>
        <text:list-item>
          <text:p text:style-name="P1"><text:span text:style-name="Strong_20_Emphasis">UC-CORE-07: View Own Profile:</text:span> Any user can view their own profile as it appears to others.</text:p>
        </text:list-item>
        <text:list-item>
          <text:p text:style-name="P1"><text:span text:style-name="Strong_20_Emphasis">UC-CORE-08: Delete Own Account:</text:span> Users can permanently delete their own account and personal data.</text:p>
        </text:list-item>
        <text:list-item>
          <text:p text:style-name="P1"><text:span text:style-name="Strong_20_Emphasis">UC-CORE-09: Manage Notification Preferences:</text:span> Users can control which email or in-app notifications they receive.</text:p>
        </text:list-item>
        <text:list-item>
          <text:p text:style-name="P1"><text:span text:style-name="Strong_20_Emphasis">UC-CORE-10: Manage Profile Privacy Settings:</text:span> Users can control the visibility of their profile to others.</text:p>
        </text:list-item>
      </text:list>
      <text:h text:style-name="Heading_20_4" text:outline-level="4"><text:span text:style-name="Strong_20_Emphasis"/></text:h>
      <text:h text:style-name="Heading_20_4" text:outline-level="4"><text:span text:style-name="Strong_20_Emphasis">Category 2: Student Features &amp; Experience (6 Use Cases)</text:span></text:h>
      <text:list text:style-name="L2">
        <text:list-item>
          <text:p text:style-name="P2"><text:span text:style-name="Strong_20_Emphasis">UC-STU-01: Request Help from Alumni:</text:span> Students can submit formal requests for financial aid, physical aid, or mentorship.</text:p>
        </text:list-item>
        <text:list-item>
          <text:p text:style-name="P2"><text:span text:style-name="Strong_20_Emphasis">UC-STU-02: Manage Own Aid Requests:</text:span> Students can view the status of their requests and withdraw pending ones.</text:p>
        </text:list-item>
        <text:list-item>
          <text:p text:style-name="P2"><text:span text:style-name="Strong_20_Emphasis">UC-STU-03: Search Alumni Directory:</text:span> Students can find alumni based on criteria like industry, expertise, or faculty.</text:p>
        </text:list-item>
        <text:list-item>
          <text:p text:style-name="P2"><text:span text:style-name="Strong_20_Emphasis">UC-STU-04: Rate &amp; Review Alumni:</text:span> Students can provide feedback on an alumnus after an interaction is complete.</text:p>
        </text:list-item>
        <text:list-item>
          <text:p text:style-name="P2"><text:span text:style-name="Strong_20_Emphasis">UC-STU-05: Attend Event/Webinar:</text:span> Users can view and navigate to external registration pages for events.</text:p>
        </text:list-item>
        <text:list-item>
          <text:p text:style-name="P3"><text:span text:style-name="Strong_20_Emphasis">UC-STU-06: View Accepted Aid Offer:</text:span> Students can see which alumnus has accepted their request and view their contact details.</text:p>
        </text:list-item>
      </text:list>
      <text:h text:style-name="Heading_20_4" text:outline-level="4"><text:soft-page-break/><text:span text:style-name="Strong_20_Emphasis"/></text:h>
      <text:h text:style-name="Heading_20_4" text:outline-level="4"><text:span text:style-name="Strong_20_Emphasis"/></text:h>
      <text:h text:style-name="Heading_20_4" text:outline-level="4"><text:span text:style-name="Strong_20_Emphasis">Category 3: Alumni Features &amp; Engagement (8 Use Cases)</text:span></text:h>
      <text:list text:style-name="L3">
        <text:list-item>
          <text:p text:style-name="P4"><text:span text:style-name="Strong_20_Emphasis">UC-ALM-01: Respond to Help Requests:</text:span> Alumni can view and accept a student's request for help.</text:p>
        </text:list-item>
        <text:list-item>
          <text:p text:style-name="P4"><text:span text:style-name="Strong_20_Emphasis">UC-ALM-02: Declare Support Capabilities:</text:span> Alumni can specify the types of help they are willing to provide.</text:p>
        </text:list-item>
        <text:list-item>
          <text:p text:style-name="P4"><text:span text:style-name="Strong_20_Emphasis">UC-ALM-03: Host Event / Post News:</text:span> Alumni can create event listings or post job/internship opportunities.</text:p>
        </text:list-item>
        <text:list-item>
          <text:p text:style-name="P4"><text:span text:style-name="Strong_20_Emphasis">UC-ALM-04: Join Faculty Alumni Group:</text:span> Alumni can request membership in specific faculty groups.</text:p>
        </text:list-item>
        <text:list-item>
          <text:p text:style-name="P4"><text:span text:style-name="Strong_20_Emphasis">UC-ALM-05: Apply for Alumni Verification:</text:span> Alumni can submit documents to get a "Verified" badge on their profile.</text:p>
        </text:list-item>
        <text:list-item>
          <text:p text:style-name="P4"><text:span text:style-name="Strong_20_Emphasis">UC-ALM-06: Reject Help Request:</text:span> Alumni can dismiss or ignore a help request they cannot fulfill.</text:p>
        </text:list-item>
        <text:list-item>
          <text:p text:style-name="P4"><text:span text:style-name="Strong_20_Emphasis">UC-ALM-07: Edit/Delete Own Event or Job Posting:</text:span> Alumni can manage the event/job content they have created.</text:p>
        </text:list-item>
        <text:list-item>
          <text:p text:style-name="P4"><text:span text:style-name="Strong_20_Emphasis">UC-ALM-08: Leave Faculty Group:</text:span> Alumni can voluntarily remove themselves from a faculty group.</text:p>
        </text:list-item>
      </text:list>
      <text:h text:style-name="Heading_20_4" text:outline-level="4"><text:span text:style-name="Strong_20_Emphasis"/></text:h>
      <text:h text:style-name="Heading_20_4" text:outline-level="4"><text:span text:style-name="Strong_20_Emphasis"/></text:h>
      <text:h text:style-name="Heading_20_4" text:outline-level="4"><text:span text:style-name="Strong_20_Emphasis">Category 4: Community, Content &amp; Interaction (5 Use Cases)</text:span></text:h>
      <text:list text:style-name="L4">
        <text:list-item>
          <text:p text:style-name="P5"><text:span text:style-name="Strong_20_Emphasis">UC-COMM-01: Create Forum Post:</text:span> Users can start a new discussion thread in the forums.</text:p>
        </text:list-item>
        <text:list-item>
          <text:p text:style-name="P5"><text:span text:style-name="Strong_20_Emphasis">UC-COMM-02: Reply to Forum:</text:span> Users can add comments to an existing forum post.</text:p>
        </text:list-item>
        <text:list-item>
          <text:p text:style-name="P5"><text:span text:style-name="Strong_20_Emphasis">UC-COMM-03: Share Files in Forums:</text:span> Users can attach files like guides or templates to their forum posts.</text:p>
        </text:list-item>
        <text:list-item>
          <text:p text:style-name="P5"><text:span text:style-name="Strong_20_Emphasis">UC-COMM-04: Initiate Secure Message:</text:span> Users can send a private, in-system message to another user.</text:p>
        </text:list-item>
        <text:list-item>
          <text:p text:style-name="P5"><text:span text:style-name="Strong_20_Emphasis">UC-USER-09: Edit/Delete Own Forum Post:</text:span> Users can modify or remove their own forum posts.</text:p>
        </text:list-item>
      </text:list>
      <text:h text:style-name="Heading_20_4" text:outline-level="4"><text:soft-page-break/><text:span text:style-name="Strong_20_Emphasis"/></text:h>
      <text:h text:style-name="Heading_20_4" text:outline-level="4"><text:span text:style-name="Strong_20_Emphasis"/></text:h>
      <text:h text:style-name="Heading_20_4" text:outline-level="4"><text:span text:style-name="Strong_20_Emphasis"/></text:h>
      <text:h text:style-name="Heading_20_4" text:outline-level="4"><text:span text:style-name="Strong_20_Emphasis"/></text:h>
      <text:h text:style-name="Heading_20_4" text:outline-level="4"><text:span text:style-name="Strong_20_Emphasis">Category 5: Content Viewing &amp; Search (3 Use Cases)</text:span></text:h>
      <text:list text:style-name="L5">
        <text:list-item>
          <text:p text:style-name="P6"><text:span text:style-name="Strong_20_Emphasis">UC-VIEW-01: View Public Profile (Alumni):</text:span> Students can view the public details of an alumnus's profile.</text:p>
        </text:list-item>
        <text:list-item>
          <text:p text:style-name="P6"><text:span text:style-name="Strong_20_Emphasis">UC-VIEW-02: View Events Calendar:</text:span> Users can browse all upcoming events posted by the community.</text:p>
        </text:list-item>
        <text:list-item>
          <text:p text:style-name="P6"><text:span text:style-name="Strong_20_Emphasis">UC-VIEW-03: Search Platform Content:</text:span> Users can perform a global search across forums, events, etc.</text:p>
        </text:list-item>
      </text:list>
      <text:h text:style-name="Heading_20_4" text:outline-level="4"><text:span text:style-name="Strong_20_Emphasis"/></text:h>
      <text:h text:style-name="Heading_20_4" text:outline-level="4"><text:span text:style-name="Strong_20_Emphasis"/></text:h>
      <text:h text:style-name="Heading_20_4" text:outline-level="4"><text:span text:style-name="Strong_20_Emphasis">Category 6: Faculty Admin Features (5 Use Cases)</text:span></text:h>
      <text:list text:style-name="L6">
        <text:list-item>
          <text:p text:style-name="P7"><text:span text:style-name="Strong_20_Emphasis">UC-FADM-01: Moderate Faculty Content:</text:span> Admins can manage content within their designated faculty's scope.</text:p>
        </text:list-item>
        <text:list-item>
          <text:p text:style-name="P7"><text:span text:style-name="Strong_20_Emphasis">UC-FADM-02: Approve Alumni Group Membership:</text:span> Admins can approve or deny alumni requests to join their faculty group.</text:p>
        </text:list-item>
        <text:list-item>
          <text:p text:style-name="P7"><text:span text:style-name="Strong_20_Emphasis">UC-FADM-03: View Faculty Engagement Reports:</text:span> Admins can view analytics specific to their faculty.</text:p>
        </text:list-item>
        <text:list-item>
          <text:p text:style-name="P7"><text:span text:style-name="Strong_20_Emphasis">UC-FADM-04: Verify Alumni (Faculty Level):</text:span> Admins can process verification requests for alumni from their faculty.</text:p>
        </text:list-item>
        <text:list-item>
          <text:p text:style-name="P7"><text:span text:style-name="Strong_20_Emphasis">UC-MOD-01: Moderate Individual Forum Comment:</text:span> Admins can remove a single inappropriate comment without deleting the whole thread.</text:p>
        </text:list-item>
      </text:list>
      <text:h text:style-name="Heading_20_4" text:outline-level="4"><text:soft-page-break/><text:span text:style-name="Strong_20_Emphasis"/></text:h>
      <text:h text:style-name="Heading_20_4" text:outline-level="4"><text:span text:style-name="Strong_20_Emphasis"/></text:h>
      <text:h text:style-name="Heading_20_4" text:outline-level="4"><text:span text:style-name="Strong_20_Emphasis"/></text:h>
      <text:h text:style-name="Heading_20_4" text:outline-level="4"><text:span text:style-name="Strong_20_Emphasis"/></text:h>
      <text:h text:style-name="Heading_20_4" text:outline-level="4"><text:span text:style-name="Strong_20_Emphasis"/></text:h>
      <text:h text:style-name="Heading_20_4" text:outline-level="4"><text:span text:style-name="Strong_20_Emphasis">Category 7: Super Admin Features &amp; Platform Management (13 Use Cases)</text:span></text:h>
      <text:list text:style-name="L7">
        <text:list-item>
          <text:p text:style-name="P8"><text:span text:style-name="Strong_20_Emphasis">UC-SADM-01: Manage All User Accounts:</text:span> Super Admins have full CRUD control over all system users.</text:p>
        </text:list-item>
        <text:list-item>
          <text:p text:style-name="P8"><text:span text:style-name="Strong_20_Emphasis">UC-SADM-02: Approve/Reject Student &amp; Alumni Registrations:</text:span> Super Admins are the final gatekeepers for new user accounts.</text:p>
        </text:list-item>
        <text:list-item>
          <text:p text:style-name="P8"><text:span text:style-name="Strong_20_Emphasis">UC-SADM-03: Suspend/Ban User:</text:span> Super Admins can revoke a user's access for rule violations.</text:p>
        </text:list-item>
        <text:list-item>
          <text:p text:style-name="P8"><text:span text:style-name="Strong_20_Emphasis">UC-SADM-04: Post UOC-wide Announcements:</text:span> Super Admins can broadcast important news to all users.</text:p>
        </text:list-item>
        <text:list-item>
          <text:p text:style-name="P8"><text:span text:style-name="Strong_20_Emphasis">UC-SADM-05: Generate University-wide Reports:</text:span> Super Admins can view high-level analytics for the entire platform.</text:p>
        </text:list-item>
        <text:list-item>
          <text:p text:style-name="P8"><text:span text:style-name="Strong_20_Emphasis">UC-SADM-06: Manage System Categories:</text:span> Super Admins can configure system lists like "Aid Types" or "Faculties."</text:p>
        </text:list-item>
        <text:list-item>
          <text:p text:style-name="P8"><text:span text:style-name="Strong_20_Emphasis">UC-SADM-07: Moderate All Platform Content:</text:span> Super Admins have ultimate authority to edit or delete any content.</text:p>
        </text:list-item>
        <text:list-item>
          <text:p text:style-name="P8"><text:span text:style-name="Strong_20_Emphasis">UC-SADM-08: Edit Any User Profile (as Admin):</text:span> Super Admins can directly modify any user's profile information.</text:p>
        </text:list-item>
        <text:list-item>
          <text:p text:style-name="P8"><text:span text:style-name="Strong_20_Emphasis">UC-SADM-09: View Platform Analytics Dashboard:</text:span> Super Admins can see a high-level visual overview of platform metrics.</text:p>
        </text:list-item>
        <text:list-item>
          <text:p text:style-name="P8"><text:span text:style-name="Strong_20_Emphasis">UC-SADM-10: View System Activity Log:</text:span> Super Admins can view a chronological log of important system actions for auditing.</text:p>
        </text:list-item>
        <text:list-item>
          <text:p text:style-name="P8"><text:span text:style-name="Strong_20_Emphasis">UC-SADM-11: Export User Data:</text:span> Super Admins can export system data into a CSV file for external analysis.</text:p>
        </text:list-item>
        <text:list-item>
          <text:p text:style-name="P8"><text:span text:style-name="Strong_20_Emphasis">UC-SADM-12: Manage Faculty Admin Users:</text:span> Super Admins can grant, manage, and revoke Faculty Admin privileges.</text:p>
        </text:list-item>
        <text:list-item>
          <text:p text:style-name="P8"><text:span text:style-name="Strong_20_Emphasis">UC-SADM-13: Restore Deleted Content (Soft Delete):</text:span> Super Admins can restore content that was accidentally or incorrectly deleted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13:12:22.235436675</meta:creation-date>
    <dc:date>2025-06-19T13:15:02.125482251</dc:date>
    <meta:editing-duration>PT2M40S</meta:editing-duration>
    <meta:editing-cycles>1</meta:editing-cycles>
    <meta:document-statistic meta:table-count="0" meta:image-count="0" meta:object-count="0" meta:page-count="4" meta:paragraph-count="58" meta:word-count="860" meta:character-count="5609" meta:non-whitespace-character-count="4857"/>
    <meta:generator>LibreOffice/24.8.7.2$Linux_X86_64 LibreOffice_project/f4f281f562fb585d46b0af5755dfe1eb6adc047f</meta:generator>
  </office:meta>
</office:document-meta>
</file>